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14pt"/>
    </style:style>
    <style:style style:name="co2" style:family="table-column">
      <style:table-column-properties fo:break-before="auto" style:column-width="239.61pt"/>
    </style:style>
    <style:style style:name="co3" style:family="table-column">
      <style:table-column-properties fo:break-before="auto" style:column-width="308.35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rd_20_Deck">
      <style:table-properties table:display="true" style:writing-mode="lr-tb"/>
    </style:style>
    <style:style style:name="ta2" style:family="table" style:master-page-name="PageStyle_5f_Templat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Location&quot;;&quot;Item&quot;;&quot;Rule&quot;;&quot;Category&quot;)" table:allow-empty-cell="true" table:display-list="unsorted" table:base-cell-address="'Card Deck'.B2">
          <table:error-message table:message-type="stop" table:display="true"/>
        </table:content-validation>
        <table:content-validation table:name="val2" table:condition="of:cell-content-is-in-list(&quot;Location&quot;;&quot;Item&quot;;&quot;Rule&quot;;&quot;Category&quot;)" table:allow-empty-cell="true" table:display-list="unsorted" table:base-cell-address="Template.B2">
          <table:error-message table:message-type="stop" table:display="true"/>
        </table:content-validation>
      </table:content-validations>
      <table:table table:name="Card Deck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Card Number</text:p>
          </table:table-cell>
          <table:table-cell table:style-name="ce1" office:value-type="string" calcext:value-type="string">
            <text:p>Card Type</text:p>
          </table:table-cell>
          <table:table-cell table:style-name="ce1" office:value-type="string" calcext:value-type="string">
            <text:p>Front Text</text:p>
          </table:table-cell>
          <table:table-cell table:style-name="ce1" office:value-type="string" calcext:value-type="string">
            <text:p>Front Text Small</text:p>
          </table:table-cell>
          <table:table-cell table:style-name="ce1" office:value-type="string" calcext:value-type="string">
            <text:p>Back Text</text:p>
          </table:table-cell>
          <table:table-cell table:style-name="ce1" office:value-type="string" calcext:value-type="string">
            <text:p>Back Text Small</text:p>
          </table:table-cell>
          <table:table-cell table:style-name="ce1" office:value-type="string" calcext:value-type="string">
            <text:p>HyperLink to Front Artwork</text:p>
          </table:table-cell>
          <table:table-cell table:style-name="ce1" office:value-type="string" calcext:value-type="string">
            <text:p>Hyperlink to Back Artwork Image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Primal/Prey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PrimalPrey.png" xlink:type="simple">https://github.com/Io-Sparks/Io-and-Kayleighs-Sex-Menu-Card-Game/blob/main/Categories/PrimalPrey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CNC Lite</text:p>
          </table:table-cell>
          <table:table-cell table:style-name="ce1" office:value-type="string" calcext:value-type="string">
            <text:p>Nothing forced</text:p>
          </table:table-cell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CNCLite.png" xlink:type="simple">https://github.com/Io-Sparks/Io-and-Kayleighs-Sex-Menu-Card-Game/blob/main/Categories/CNCLit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Playing with Friends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PlayingWithFriends.png" xlink:type="simple">https://github.com/Io-Sparks/Io-and-Kayleighs-Sex-Menu-Card-Game/blob/main/Categories/PlayingWithFriend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Exhibitionism</text:p>
          </table:table-cell>
          <table:table-cell table:style-name="ce1" office:value-type="string" calcext:value-type="string">
            <text:p>Check limits each time</text:p>
          </table:table-cell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Exhibitionism.png" xlink:type="simple">https://github.com/Io-Sparks/Io-and-Kayleighs-Sex-Menu-Card-Game/blob/main/Categories/Exhibitionism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Rope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Rope.png" xlink:type="simple">https://github.com/Io-Sparks/Io-and-Kayleighs-Sex-Menu-Card-Game/blob/main/Categories/Rop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Restraints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Restraints.png" xlink:type="simple">https://github.com/Io-Sparks/Io-and-Kayleighs-Sex-Menu-Card-Game/blob/main/Categories/Restraint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Temperature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Temprature.png" xlink:type="simple">https://github.com/Io-Sparks/Io-and-Kayleighs-Sex-Menu-Card-Game/blob/main/Categories/Tempratur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Impact.png" xlink:type="simple">https://github.com/Io-Sparks/Io-and-Kayleighs-Sex-Menu-Card-Game/blob/main/Categories/Impact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Sensory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Sensory.png" xlink:type="simple">https://github.com/Io-Sparks/Io-and-Kayleighs-Sex-Menu-Card-Game/blob/main/Categories/Sensory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Sensory Deprevation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SensoryDeprevation.png" xlink:type="simple">https://github.com/Io-Sparks/Io-and-Kayleighs-Sex-Menu-Card-Game/blob/main/Categories/SensoryDeprevation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Tantra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Tantra.png" xlink:type="simple">https://github.com/Io-Sparks/Io-and-Kayleighs-Sex-Menu-Card-Game/blob/main/Categories/Tantra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Choking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Choking.png" xlink:type="simple">https://github.com/Io-Sparks/Io-and-Kayleighs-Sex-Menu-Card-Game/blob/main/Categories/Choking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Food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Food.png" xlink:type="simple">https://github.com/Io-Sparks/Io-and-Kayleighs-Sex-Menu-Card-Game/blob/main/Categories/Food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Watersports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Watersports.png" xlink:type="simple">https://github.com/Io-Sparks/Io-and-Kayleighs-Sex-Menu-Card-Game/blob/main/Categories/Watersport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Breathwork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Breathwork.png" xlink:type="simple">https://github.com/Io-Sparks/Io-and-Kayleighs-Sex-Menu-Card-Game/blob/main/Categories/Breathwork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Times Up!</text:p>
          </table:table-cell>
          <table:table-cell table:style-name="ce1" office:value-type="string" calcext:value-type="string">
            <text:p>You have to switch with your partner, roll a D6 to see how long you have before you do.</text:p>
          </table:table-cell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TimesUp.png" xlink:type="simple">https://github.com/Io-Sparks/Io-and-Kayleighs-Sex-Menu-Card-Game/blob/main/Categories/TimesUp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Massage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Massage.png" xlink:type="simple">https://github.com/Io-Sparks/Io-and-Kayleighs-Sex-Menu-Card-Game/blob/main/Categories/Massag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Stretching/Fisting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StretchingFisting.png" xlink:type="simple">https://github.com/Io-Sparks/Io-and-Kayleighs-Sex-Menu-Card-Game/blob/main/Categories/StretchingFisting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Praise/Worship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PraiseWorship.png" xlink:type="simple">https://github.com/Io-Sparks/Io-and-Kayleighs-Sex-Menu-Card-Game/blob/main/Categories/PraiseWorship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Dress Up/Outfits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DressUpOutfits.png" xlink:type="simple">https://github.com/Io-Sparks/Io-and-Kayleighs-Sex-Menu-Card-Game/blob/main/Categories/DressUpOutfit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Predicament Play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PredicamentPlay.png" xlink:type="simple">https://github.com/Io-Sparks/Io-and-Kayleighs-Sex-Menu-Card-Game/blob/main/Categories/PredicamentPlay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Tie and Tease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TieAndTease.png" xlink:type="simple">https://github.com/Io-Sparks/Io-and-Kayleighs-Sex-Menu-Card-Game/blob/main/Categories/TieAndTeas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Sex Magic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SexMagic.png" xlink:type="simple">https://github.com/Io-Sparks/Io-and-Kayleighs-Sex-Menu-Card-Game/blob/main/Categories/SexMagic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Restraints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Categories/Restraints.png" xlink:type="simple">https://github.com/Io-Sparks/Io-and-Kayleighs-Sex-Menu-Card-Game/blob/main/Categories/Restraint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CategoryCardBack.png" xlink:type="simple">https://github.com/Io-Sparks/Io-and-Kayleighs-Sex-Menu-Card-Game/blob/main/CardBacks/Category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Rope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Rope.png" xlink:type="simple">https://github.com/Io-Sparks/Io-and-Kayleighs-Sex-Menu-Card-Game/blob/main/Items/Rop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Riding Crop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RidingCrop.png" xlink:type="simple">https://github.com/Io-Sparks/Io-and-Kayleighs-Sex-Menu-Card-Game/blob/main/Items/RidingCrop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Whip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Whip.png" xlink:type="simple">https://github.com/Io-Sparks/Io-and-Kayleighs-Sex-Menu-Card-Game/blob/main/Items/Whip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Rope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Rope.png" xlink:type="simple">https://github.com/Io-Sparks/Io-and-Kayleighs-Sex-Menu-Card-Game/blob/main/Items/Rop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Knife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Knife.png" xlink:type="simple">https://github.com/Io-Sparks/Io-and-Kayleighs-Sex-Menu-Card-Game/blob/main/Items/Knif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Blindfold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Blindfold.png" xlink:type="simple">https://github.com/Io-Sparks/Io-and-Kayleighs-Sex-Menu-Card-Game/blob/main/Items/Blindfold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Butt Plug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ButtPlugs.png" xlink:type="simple">https://github.com/Io-Sparks/Io-and-Kayleighs-Sex-Menu-Card-Game/blob/main/Items/ButtPlug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Glass Toy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GlassToys.png" xlink:type="simple">https://github.com/Io-Sparks/Io-and-Kayleighs-Sex-Menu-Card-Game/blob/main/Items/GlassToy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Paper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Paper.png" xlink:type="simple">https://github.com/Io-Sparks/Io-and-Kayleighs-Sex-Menu-Card-Game/blob/main/Items/Paper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Electric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Electrics.png" xlink:type="simple">https://github.com/Io-Sparks/Io-and-Kayleighs-Sex-Menu-Card-Game/blob/main/Items/Electric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Clamp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Clamps.png" xlink:type="simple">https://github.com/Io-Sparks/Io-and-Kayleighs-Sex-Menu-Card-Game/blob/main/Items/Clamp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Feather Thing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FeatheryThings.png" xlink:type="simple">https://github.com/Io-Sparks/Io-and-Kayleighs-Sex-Menu-Card-Game/blob/main/Items/FeatheryThing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Doxy/Wand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DoxyWand.png" xlink:type="simple">https://github.com/Io-Sparks/Io-and-Kayleighs-Sex-Menu-Card-Game/blob/main/Items/DoxyWand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Shibari Hook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ShibariHook.png" xlink:type="simple">https://github.com/Io-Sparks/Io-and-Kayleighs-Sex-Menu-Card-Game/blob/main/Items/ShibariHook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Flogger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Floggers.png" xlink:type="simple">https://github.com/Io-Sparks/Io-and-Kayleighs-Sex-Menu-Card-Game/blob/main/Items/Flogger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Inflatables 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Inflatables.png" xlink:type="simple">https://github.com/Io-Sparks/Io-and-Kayleighs-Sex-Menu-Card-Game/blob/main/Items/Inflatable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Suction Thing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SuctionThings.png" xlink:type="simple">https://github.com/Io-Sparks/Io-and-Kayleighs-Sex-Menu-Card-Game/blob/main/Items/SuctionThing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Candle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Candles.png" xlink:type="simple">https://github.com/Io-Sparks/Io-and-Kayleighs-Sex-Menu-Card-Game/blob/main/Items/Candle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Egg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Eggs.png" xlink:type="simple">https://github.com/Io-Sparks/Io-and-Kayleighs-Sex-Menu-Card-Game/blob/main/Items/Egg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Ice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Ice.png" xlink:type="simple">https://github.com/Io-Sparks/Io-and-Kayleighs-Sex-Menu-Card-Game/blob/main/Items/Ic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Tentacle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Tentacles.png" xlink:type="simple">https://github.com/Io-Sparks/Io-and-Kayleighs-Sex-Menu-Card-Game/blob/main/Items/Tentacle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Paddle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Paddles.png" xlink:type="simple">https://github.com/Io-Sparks/Io-and-Kayleighs-Sex-Menu-Card-Game/blob/main/Items/Paddle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Cuff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Cuffs.png" xlink:type="simple">https://github.com/Io-Sparks/Io-and-Kayleighs-Sex-Menu-Card-Game/blob/main/Items/Cuff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aught or Nice</text:p>
          </table:table-cell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Water.png" xlink:type="simple">https://github.com/Io-Sparks/Io-and-Kayleighs-Sex-Menu-Card-Game/blob/main/Items/Water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Lead For Our Collar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LeadForOurCollars.png" xlink:type="simple">https://github.com/Io-Sparks/Io-and-Kayleighs-Sex-Menu-Card-Game/blob/main/Items/LeadForOurCollar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Remote Vibe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RemoteVibe.png" xlink:type="simple">https://github.com/Io-Sparks/Io-and-Kayleighs-Sex-Menu-Card-Game/blob/main/Items/RemoteVib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Strap On Harnes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StrapOnHarness.png" xlink:type="simple">https://github.com/Io-Sparks/Io-and-Kayleighs-Sex-Menu-Card-Game/blob/main/Items/StrapOnHarnes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Oversized Toy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OversizedToys.png" xlink:type="simple">https://github.com/Io-Sparks/Io-and-Kayleighs-Sex-Menu-Card-Game/blob/main/Items/OversizedToy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Double Ended Toy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DoubleEndedToys.png" xlink:type="simple">https://github.com/Io-Sparks/Io-and-Kayleighs-Sex-Menu-Card-Game/blob/main/Items/DoubleEndedToy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Sound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Sounds.png" xlink:type="simple">https://github.com/Io-Sparks/Io-and-Kayleighs-Sex-Menu-Card-Game/blob/main/Items/Sound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Hand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Hands.png" xlink:type="simple">https://github.com/Io-Sparks/Io-and-Kayleighs-Sex-Menu-Card-Game/blob/main/Items/Hand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Internal Toy - Vibrating</text:p>
          </table:table-cell>
          <table:table-cell table:style-name="ce1" office:value-type="string" calcext:value-type="string">
            <text:p>Roll for how many (Optional)</text:p>
          </table:table-cell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InternalToyVibe.png" xlink:type="simple">https://github.com/Io-Sparks/Io-and-Kayleighs-Sex-Menu-Card-Game/blob/main/Items/InternalToyVib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Internal Toy - Non Vibrating</text:p>
          </table:table-cell>
          <table:table-cell table:style-name="ce1" office:value-type="string" calcext:value-type="string">
            <text:p>Roll for how many (Optional)</text:p>
          </table:table-cell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InternalToyNonVibe.png" xlink:type="simple">https://github.com/Io-Sparks/Io-and-Kayleighs-Sex-Menu-Card-Game/blob/main/Items/InternalToyNonVib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If drawn no items may be used</text:p>
            <text:p/>
            <text:p>Discard all items you have picked up</text:p>
          </table:table-cell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None.png" xlink:type="simple">https://github.com/Io-Sparks/Io-and-Kayleighs-Sex-Menu-Card-Game/blob/main/Items/Non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1" office:value-type="string" calcext:value-type="string">
            <text:p>Spikey Things</text:p>
          </table:table-cell>
          <table:table-cell table:style-name="ce1"/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Items/SpikeyThings.png" xlink:type="simple">https://github.com/Io-Sparks/Io-and-Kayleighs-Sex-Menu-Card-Game/blob/main/Items/SpikeyThing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ItemCardBack.png" xlink:type="simple">https://github.com/Io-Sparks/Io-and-Kayleighs-Sex-Menu-Card-Game/blob/main/CardBacks/Item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The Moors</text:p>
          </table:table-cell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TheMoors.png" xlink:type="simple">https://github.com/Io-Sparks/Io-and-Kayleighs-Sex-Menu-Card-Game/blob/main/Locations/TheMoor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The Woods</text:p>
          </table:table-cell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TheWoods.png" xlink:type="simple">https://github.com/Io-Sparks/Io-and-Kayleighs-Sex-Menu-Card-Game/blob/main/Locations/TheWood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Every Room In The House</text:p>
          </table:table-cell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EveryRoomInTheHouse.png" xlink:type="simple">https://github.com/Io-Sparks/Io-and-Kayleighs-Sex-Menu-Card-Game/blob/main/Locations/EveryRoomInTheHous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In The Hottub</text:p>
          </table:table-cell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InTheHottub.png" xlink:type="simple">https://github.com/Io-Sparks/Io-and-Kayleighs-Sex-Menu-Card-Game/blob/main/Locations/InTheHottub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The Bathroom</text:p>
          </table:table-cell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TheBathroom.png" xlink:type="simple">https://github.com/Io-Sparks/Io-and-Kayleighs-Sex-Menu-Card-Game/blob/main/Locations/TheBathroom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The Bedroom</text:p>
          </table:table-cell>
          <table:table-cell table:style-name="ce1" office:value-type="string" calcext:value-type="string">
            <text:p>Other people's rooms off limits without consent</text:p>
          </table:table-cell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TheBathroom.png" xlink:type="simple">https://github.com/Io-Sparks/Io-and-Kayleighs-Sex-Menu-Card-Game/blob/main/Locations/TheBathroom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The Kitchen</text:p>
          </table:table-cell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TheKitchen.png" xlink:type="simple">https://github.com/Io-Sparks/Io-and-Kayleighs-Sex-Menu-Card-Game/blob/main/Locations/TheKitchen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The Back Garden</text:p>
          </table:table-cell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TheBackGarden.png" xlink:type="simple">https://github.com/Io-Sparks/Io-and-Kayleighs-Sex-Menu-Card-Game/blob/main/Locations/TheBackGarden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The Car/Vehicle</text:p>
          </table:table-cell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TheCarVehicle.png" xlink:type="simple">https://github.com/Io-Sparks/Io-and-Kayleighs-Sex-Menu-Card-Game/blob/main/Locations/TheCarVehicl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The Lounge</text:p>
          </table:table-cell>
          <table:table-cell table:style-name="ce1" office:value-type="string" calcext:value-type="string">
            <text:p>Flip a coin for top Or bottom @ Io's</text:p>
          </table:table-cell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TheLounge.png" xlink:type="simple">https://github.com/Io-Sparks/Io-and-Kayleighs-Sex-Menu-Card-Game/blob/main/Locations/TheLoung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BIG CONVERSATION </text:p>
            <text:p>KINK CRUISE</text:p>
          </table:table-cell>
          <table:table-cell table:style-name="ce1" office:value-type="string" calcext:value-type="string">
            <text:p>CHECK LIMITS REGARDING PLAY DISCUSS BOUNDARIES</text:p>
          </table:table-cell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KinkCruise.png" xlink:type="simple">https://github.com/Io-Sparks/Io-and-Kayleighs-Sex-Menu-Card-Game/blob/main/Locations/KinkCruise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table:content-validation-name="val1" office:value-type="string" calcext:value-type="string">
            <text:p>Location</text:p>
          </table:table-cell>
          <table:table-cell table:style-name="ce1" office:value-type="string" calcext:value-type="string">
            <text:p>The Beach</text:p>
          </table:table-cell>
          <table:table-cell table:style-name="ce1" office:value-type="string" calcext:value-type="string">
            <text:p>Beware the sand!</text:p>
          </table:table-cell>
          <table:table-cell table:style-name="ce1" office:value-type="string" calcext:value-type="string">
            <text:p>Location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Locations/TheBeach.png" xlink:type="simple">https://github.com/Io-Sparks/Io-and-Kayleighs-Sex-Menu-Card-Game/blob/main/Locations/TheBeach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LocationCardBack.png" xlink:type="simple">https://github.com/Io-Sparks/Io-and-Kayleighs-Sex-Menu-Card-Game/blob/main/CardBacks/Location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table:content-validation-name="val1" office:value-type="string" calcext:value-type="string">
            <text:p>Rule</text:p>
          </table:table-cell>
          <table:table-cell table:style-name="ce1" office:value-type="string" calcext:value-type="string">
            <text:p>Switch!</text:p>
            <text:p/>
            <text:p>Flip a Coin.</text:p>
          </table:table-cell>
          <table:table-cell table:style-name="ce1" office:value-type="string" calcext:value-type="string">
            <text:p>The winner gets to share their preference first on whether they lead play or follow. </text:p>
            <text:p/>
            <text:p>Discuss and have fun!".</text:p>
          </table:table-cell>
          <table:table-cell table:style-name="ce1" office:value-type="string" calcext:value-type="string">
            <text:p>Rule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Rules/Switch.png" xlink:type="simple">https://github.com/Io-Sparks/Io-and-Kayleighs-Sex-Menu-Card-Game/blob/main/Rules/Switch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RuleCardBack.png" xlink:type="simple">https://github.com/Io-Sparks/Io-and-Kayleighs-Sex-Menu-Card-Game/blob/main/CardBacks/Rule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table:content-validation-name="val1" office:value-type="string" calcext:value-type="string">
            <text:p>Rule</text:p>
          </table:table-cell>
          <table:table-cell table:style-name="ce1" office:value-type="string" calcext:value-type="string">
            <text:p>Picking your Play</text:p>
          </table:table-cell>
          <table:table-cell table:style-name="ce1" office:value-type="string" calcext:value-type="string">
            <text:p>You will need: </text:p>
            <text:p>D4, D6, D8, D20 </text:p>
            <text:p/>
            <text:p>Location: D4 (Odd 1, Even 2) </text:p>
            <text:p>Category: D8 </text:p>
            <text:p>Item: D20</text:p>
          </table:table-cell>
          <table:table-cell table:style-name="ce1" office:value-type="string" calcext:value-type="string">
            <text:p>Item</text:p>
          </table:table-cell>
          <table:table-cell table:style-name="ce1"/>
          <table:table-cell table:style-name="ce2" office:value-type="string" calcext:value-type="string">
            <text:p><text:a xlink:href="https://github.com/Io-Sparks/Io-and-Kayleighs-Sex-Menu-Card-Game/blob/main/Rules/DiceRequirements.png" xlink:type="simple">https://github.com/Io-Sparks/Io-and-Kayleighs-Sex-Menu-Card-Game/blob/main/Rules/DiceRequirements.png</text:a></text:p>
          </table:table-cell>
          <table:table-cell table:style-name="ce2" office:value-type="string" calcext:value-type="string">
            <text:p><text:a xlink:href="https://github.com/Io-Sparks/Io-and-Kayleighs-Sex-Menu-Card-Game/blob/main/CardBacks/RuleCardBack.png" xlink:type="simple">https://github.com/Io-Sparks/Io-and-Kayleighs-Sex-Menu-Card-Game/blob/main/CardBacks/RuleCardBack.png</text:a>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29">
          <table:table-cell table:style-name="ce1" table:number-columns-repeated="26"/>
          <table:table-cell table:number-columns-repeated="998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2"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Card Number</text:p>
          </table:table-cell>
          <table:table-cell table:style-name="ce1" office:value-type="string" calcext:value-type="string">
            <text:p>Card Type</text:p>
          </table:table-cell>
          <table:table-cell table:style-name="ce1" office:value-type="string" calcext:value-type="string">
            <text:p>Front Text</text:p>
          </table:table-cell>
          <table:table-cell table:style-name="ce1" office:value-type="string" calcext:value-type="string">
            <text:p>Front Text Small</text:p>
          </table:table-cell>
          <table:table-cell table:style-name="ce1" office:value-type="string" calcext:value-type="string">
            <text:p>Back Text</text:p>
          </table:table-cell>
          <table:table-cell table:style-name="ce1" office:value-type="string" calcext:value-type="string">
            <text:p>Back Text Small</text:p>
          </table:table-cell>
          <table:table-cell table:style-name="ce1" office:value-type="string" calcext:value-type="string">
            <text:p>HyperLink to Front Artwork</text:p>
          </table:table-cell>
          <table:table-cell table:style-name="ce1" office:value-type="string" calcext:value-type="string">
            <text:p>Hyperlink to Back Artwork Image</text:p>
          </table:table-cell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table:content-validation-name="val2" office:value-type="string" calcext:value-type="string">
            <text:p>Location</text:p>
          </table:table-cell>
          <table:table-cell table:style-name="ce1" table:number-columns-repeated="2"/>
          <table:table-cell table:style-name="ce1" office:value-type="string" calcext:value-type="string">
            <text:p>Location</text:p>
          </table:table-cell>
          <table:table-cell table:style-name="ce1" table:number-columns-repeated="2"/>
          <table:table-cell table:style-name="ce3" office:value-type="string" calcext:value-type="string">
            <text:p><text:a xlink:href="https://drive.google.com/file/d/1BSOEfYGI6EXuHm7V5pNJNKB6q967XO14/view?usp=drive_link" xlink:type="simple">Gemini_Generated_Image_o4kr8fo4kr8fo4kr.png</text:a></text:p>
          </table:table-cell>
          <table:table-cell table:number-columns-repeated="101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table:content-validation-name="val2" office:value-type="string" calcext:value-type="string">
            <text:p>Item</text:p>
          </table:table-cell>
          <table:table-cell table:style-name="ce1" table:number-columns-repeated="2"/>
          <table:table-cell table:style-name="ce1" office:value-type="string" calcext:value-type="string">
            <text:p>Item</text:p>
          </table:table-cell>
          <table:table-cell table:style-name="ce1" table:number-columns-repeated="2"/>
          <table:table-cell table:style-name="ce3" office:value-type="string" calcext:value-type="string">
            <text:p><text:a xlink:href="https://drive.google.com/file/d/1cfOFkrmZc0VjaYQAgrEHxYa7e4QYIA97/view?usp=drive_link" xlink:type="simple">Gemini_Generated_Image_2v3l872v3l872v3l.png</text:a></text:p>
          </table:table-cell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table:content-validation-name="val2" office:value-type="string" calcext:value-type="string">
            <text:p>Rule</text:p>
          </table:table-cell>
          <table:table-cell table:style-name="ce1" table:number-columns-repeated="2"/>
          <table:table-cell table:style-name="ce1" office:value-type="string" calcext:value-type="string">
            <text:p>Rule</text:p>
          </table:table-cell>
          <table:table-cell table:style-name="ce1" table:number-columns-repeated="2"/>
          <table:table-cell table:style-name="ce3" office:value-type="string" calcext:value-type="string">
            <text:p><text:a xlink:href="https://drive.google.com/file/d/1mRvlwxMK5Tm5vQDfD8YcLCk7iHW2ESzK/view?usp=drive_link" xlink:type="simple">Gemini_Generated_Image_gc2vjdgc2vjdgc2v.png</text:a>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table:content-validation-name="val2" office:value-type="string" calcext:value-type="string">
            <text:p>Category</text:p>
          </table:table-cell>
          <table:table-cell table:style-name="ce1" table:number-columns-repeated="2"/>
          <table:table-cell table:style-name="ce1" office:value-type="string" calcext:value-type="string">
            <text:p>Category</text:p>
          </table:table-cell>
          <table:table-cell table:style-name="ce1" table:number-columns-repeated="2"/>
          <table:table-cell table:style-name="ce3" office:value-type="string" calcext:value-type="string">
            <text:p><text:a xlink:href="https://drive.google.com/file/d/1Chq0dEoyrfmWj4lTnSL5hVmZ8v4RbRXQ/view?usp=drive_link" xlink:type="simple">Gemini_Generated_Image_gj24ffgj24ffgj24.png</text:a>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_20_Deck" style:display-name="PageStyle_Card De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3" meta:object-count="0"/>
    <meta:generator>LibreOfficeDev/6.0.5.2$Linux_X86_64 LibreOffice_project/</meta:generator>
  </office:meta>
</office:document-meta>
</file>